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7mm" svg:height="90.05mm" svg:x="0.28mm" svg:y="68.26mm">
            <loext:p draw:notify-on-update-of-ranges="Hoja1.C1:Hoja1.C9 Hoja1.D1:Hoja1.D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9.23mm" svg:y="2.87mm">
            <loext:p draw:notify-on-update-of-ranges="Hoja1.E1:Hoja1.E9 Hoja1.F1:Hoja1.F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6" calcext:value-type="float">
            <text:p>0,66</text:p>
          </table:table-cell>
          <table:table-cell table:formula="of:=LN([.A1])" office:value-type="float" office:value="2.30258509299405" calcext:value-type="float">
            <text:p>2,302585093</text:p>
          </table:table-cell>
          <table:table-cell table:formula="of:=LN([.B1])" office:value-type="float" office:value="-0.415515443961666" calcext:value-type="float">
            <text:p>-0,415515444</text:p>
          </table:table-cell>
          <table:table-cell table:formula="of:=LOG([.A1])" office:value-type="float" office:value="1" calcext:value-type="float">
            <text:p>1</text:p>
          </table:table-cell>
          <table:table-cell table:formula="of:=LOG([.B1])" office:value-type="float" office:value="-0.180456064458131" calcext:value-type="float">
            <text:p>-0,18045606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,85</text:p>
          </table:table-cell>
          <table:table-cell table:formula="of:=LN([.A2])" office:value-type="float" office:value="2.70805020110221" calcext:value-type="float">
            <text:p>2,7080502011</text:p>
          </table:table-cell>
          <table:table-cell table:formula="of:=LN([.B2])" office:value-type="float" office:value="-0.162518929497775" calcext:value-type="float">
            <text:p>-0,1625189295</text:p>
          </table:table-cell>
          <table:table-cell table:formula="of:=LOG([.A2])" office:value-type="float" office:value="1.17609125905568" calcext:value-type="float">
            <text:p>1,1760912591</text:p>
          </table:table-cell>
          <table:table-cell table:formula="of:=LOG([.B2])" office:value-type="float" office:value="-0.0705810742857073" calcext:value-type="float">
            <text:p>-0,07058107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3" calcext:value-type="float">
            <text:p>1,03</text:p>
          </table:table-cell>
          <table:table-cell table:formula="of:=LN([.A3])" office:value-type="float" office:value="2.99573227355399" calcext:value-type="float">
            <text:p>2,9957322736</text:p>
          </table:table-cell>
          <table:table-cell table:formula="of:=LN([.B3])" office:value-type="float" office:value="0.0295588022415444" calcext:value-type="float">
            <text:p>0,0295588022</text:p>
          </table:table-cell>
          <table:table-cell table:formula="of:=LOG([.A3])" office:value-type="float" office:value="1.30102999566398" calcext:value-type="float">
            <text:p>1,3010299957</text:p>
          </table:table-cell>
          <table:table-cell table:formula="of:=LOG([.B3])" office:value-type="float" office:value="0.0128372247051722" calcext:value-type="float">
            <text:p>0,01283722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6" calcext:value-type="float">
            <text:p>1,16</text:p>
          </table:table-cell>
          <table:table-cell table:formula="of:=LN([.A4])" office:value-type="float" office:value="3.2188758248682" calcext:value-type="float">
            <text:p>3,2188758249</text:p>
          </table:table-cell>
          <table:table-cell table:formula="of:=LN([.B4])" office:value-type="float" office:value="0.148420005118273" calcext:value-type="float">
            <text:p>0,1484200051</text:p>
          </table:table-cell>
          <table:table-cell table:formula="of:=LOG([.A4])" office:value-type="float" office:value="1.39794000867204" calcext:value-type="float">
            <text:p>1,3979400087</text:p>
          </table:table-cell>
          <table:table-cell table:formula="of:=LOG([.B4])" office:value-type="float" office:value="0.0644579892269184" calcext:value-type="float">
            <text:p>0,06445798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28" calcext:value-type="float">
            <text:p>1,28</text:p>
          </table:table-cell>
          <table:table-cell table:formula="of:=LN([.A5])" office:value-type="float" office:value="3.40119738166216" calcext:value-type="float">
            <text:p>3,4011973817</text:p>
          </table:table-cell>
          <table:table-cell table:formula="of:=LN([.B5])" office:value-type="float" office:value="0.246860077931526" calcext:value-type="float">
            <text:p>0,2468600779</text:p>
          </table:table-cell>
          <table:table-cell table:formula="of:=LOG([.A5])" office:value-type="float" office:value="1.47712125471966" calcext:value-type="float">
            <text:p>1,4771212547</text:p>
          </table:table-cell>
          <table:table-cell table:formula="of:=LOG([.B5])" office:value-type="float" office:value="0.107209969647868" calcext:value-type="float">
            <text:p>0,10720996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33" calcext:value-type="float">
            <text:p>1,33</text:p>
          </table:table-cell>
          <table:table-cell table:formula="of:=LN([.A6])" office:value-type="float" office:value="3.55534806148941" calcext:value-type="float">
            <text:p>3,5553480615</text:p>
          </table:table-cell>
          <table:table-cell table:formula="of:=LN([.B6])" office:value-type="float" office:value="0.285178942233662" calcext:value-type="float">
            <text:p>0,2851789422</text:p>
          </table:table-cell>
          <table:table-cell table:formula="of:=LOG([.A6])" office:value-type="float" office:value="1.54406804435028" calcext:value-type="float">
            <text:p>1,5440680444</text:p>
          </table:table-cell>
          <table:table-cell table:formula="of:=LOG([.B6])" office:value-type="float" office:value="0.123851640967086" calcext:value-type="float">
            <text:p>0,1238516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8" calcext:value-type="float">
            <text:p>1,48</text:p>
          </table:table-cell>
          <table:table-cell table:formula="of:=LN([.A7])" office:value-type="float" office:value="3.68887945411394" calcext:value-type="float">
            <text:p>3,6888794541</text:p>
          </table:table-cell>
          <table:table-cell table:formula="of:=LN([.B7])" office:value-type="float" office:value="0.392042087776024" calcext:value-type="float">
            <text:p>0,3920420878</text:p>
          </table:table-cell>
          <table:table-cell table:formula="of:=LOG([.A7])" office:value-type="float" office:value="1.60205999132796" calcext:value-type="float">
            <text:p>1,6020599913</text:p>
          </table:table-cell>
          <table:table-cell table:formula="of:=LOG([.B7])" office:value-type="float" office:value="0.170261715394957" calcext:value-type="float">
            <text:p>0,17026171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49" calcext:value-type="float">
            <text:p>1,49</text:p>
          </table:table-cell>
          <table:table-cell table:formula="of:=LN([.A8])" office:value-type="float" office:value="3.80666248977032" calcext:value-type="float">
            <text:p>3,8066624898</text:p>
          </table:table-cell>
          <table:table-cell table:formula="of:=LN([.B8])" office:value-type="float" office:value="0.398776119957368" calcext:value-type="float">
            <text:p>0,39877612</text:p>
          </table:table-cell>
          <table:table-cell table:formula="of:=LOG([.A8])" office:value-type="float" office:value="1.65321251377534" calcext:value-type="float">
            <text:p>1,6532125138</text:p>
          </table:table-cell>
          <table:table-cell table:formula="of:=LOG([.B8])" office:value-type="float" office:value="0.173186268412274" calcext:value-type="float">
            <text:p>0,17318626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59" calcext:value-type="float">
            <text:p>1,59</text:p>
          </table:table-cell>
          <table:table-cell table:formula="of:=LN([.A9])" office:value-type="float" office:value="3.91202300542815" calcext:value-type="float">
            <text:p>3,9120230054</text:p>
          </table:table-cell>
          <table:table-cell table:formula="of:=LN([.B9])" office:value-type="float" office:value="0.46373401623214" calcext:value-type="float">
            <text:p>0,4637340162</text:p>
          </table:table-cell>
          <table:table-cell table:formula="of:=LOG([.A9])" office:value-type="float" office:value="1.69897000433602" calcext:value-type="float">
            <text:p>1,6989700043</text:p>
          </table:table-cell>
          <table:table-cell table:formula="of:=LOG([.B9])" office:value-type="float" office:value="0.201397124320451" calcext:value-type="float">
            <text:p>0,20139712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0:21:18.172927489</meta:creation-date>
    <dc:date>2018-11-13T10:37:29.546145902</dc:date>
    <meta:editing-duration>PT16M11S</meta:editing-duration>
    <meta:editing-cycles>3</meta:editing-cycles>
    <meta:generator>LibreOffice/5.1.6.2$Linux_X86_64 LibreOffice_project/10m0$Build-2</meta:generator>
    <meta:document-statistic meta:table-count="1" meta:cell-count="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3.484cm" svg:y="0.316cm" chart:style-name="ch2">
          <text:p>Grafico Ln Periodo Largo con Dist Constante</text:p>
        </chart:title>
        <chart:legend chart:legend-position="end" svg:x="13.55cm" svg:y="4.204cm" style:legend-expansion="high" chart:style-name="ch3"/>
        <chart:plot-area chart:style-name="ch4" table:cell-range-address="Hoja1.C1:Hoja1.D9" svg:x="1.33cm" svg:y="1.275cm" svg:width="11.901cm" svg:height="6.57cm">
          <chartooo:coordinate-region svg:x="2.163cm" svg:y="1.474cm" svg:width="10.975cm" svg:height="6.172cm"/>
          <chart:axis chart:dimension="x" chart:name="primary-x" chart:style-name="ch5">
            <chart:title svg:x="6.575cm" svg:y="8.025cm" chart:style-name="ch6">
              <text:p>Ln Largo</text:p>
            </chart:title>
            <chart:grid chart:style-name="ch7" chart:class="major"/>
          </chart:axis>
          <chart:axis chart:dimension="y" chart:name="primary-y" chart:style-name="ch5">
            <chart:title svg:x="0.451cm" svg:y="5.411cm" chart:style-name="ch8">
              <text:p>Ln Periodo</text:p>
            </chart:title>
            <chart:grid chart:style-name="ch7" chart:class="major"/>
          </chart:axis>
          <chart:series chart:style-name="ch9" chart:values-cell-range-address="Hoja1.D1:Hoja1.D9" chart:class="chart:scatter">
            <chart:domain table:cell-range-address="Hoja1.C1:Hoja1.C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0258509299405">
                <text:p>2.30258509299405</text:p>
                <draw:g>
                  <svg:desc>Hoja1.C1:Hoja1.C9</svg:desc>
                </draw:g>
              </table:table-cell>
              <table:table-cell office:value-type="float" office:value="-0.415515443961666">
                <text:p>-0.415515443961666</text:p>
                <draw:g>
                  <svg:desc>Hoja1.D1:Hoja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0805020110221">
                <text:p>2.70805020110221</text:p>
              </table:table-cell>
              <table:table-cell office:value-type="float" office:value="-0.162518929497775">
                <text:p>-0.162518929497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9573227355399">
                <text:p>2.99573227355399</text:p>
              </table:table-cell>
              <table:table-cell office:value-type="float" office:value="0.0295588022415444">
                <text:p>0.0295588022415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188758248682">
                <text:p>3.2188758248682</text:p>
              </table:table-cell>
              <table:table-cell office:value-type="float" office:value="0.148420005118273">
                <text:p>0.148420005118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0119738166216">
                <text:p>3.40119738166216</text:p>
              </table:table-cell>
              <table:table-cell office:value-type="float" office:value="0.246860077931526">
                <text:p>0.246860077931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5534806148941">
                <text:p>3.55534806148941</text:p>
              </table:table-cell>
              <table:table-cell office:value-type="float" office:value="0.285178942233662">
                <text:p>0.285178942233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8887945411394">
                <text:p>3.68887945411394</text:p>
              </table:table-cell>
              <table:table-cell office:value-type="float" office:value="0.392042087776024">
                <text:p>0.392042087776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0666248977032">
                <text:p>3.80666248977032</text:p>
              </table:table-cell>
              <table:table-cell office:value-type="float" office:value="0.398776119957368">
                <text:p>0.398776119957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1202300542815">
                <text:p>3.91202300542815</text:p>
              </table:table-cell>
              <table:table-cell office:value-type="float" office:value="0.46373401623214">
                <text:p>0.463734016232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19cm" svg:y="0.316cm" chart:style-name="ch2">
          <text:p>Log Periodo con Largo variable y Dist. Const </text:p>
        </chart:title>
        <chart:legend chart:legend-position="end" svg:x="13.578cm" svg:y="4.201cm" style:legend-expansion="high" chart:style-name="ch3"/>
        <chart:plot-area chart:style-name="ch4" table:cell-range-address="Hoja1.E1:Hoja1.F9" svg:x="1.331cm" svg:y="1.275cm" svg:width="11.927cm" svg:height="6.564cm">
          <chartooo:coordinate-region svg:x="2.349cm" svg:y="1.474cm" svg:width="10.67cm" svg:height="6.166cm"/>
          <chart:axis chart:dimension="x" chart:name="primary-x" chart:style-name="ch5">
            <chart:title svg:x="6.496cm" svg:y="8.019cm" chart:style-name="ch6">
              <text:p>Log Largo</text:p>
            </chart:title>
            <chart:grid chart:style-name="ch7" chart:class="major"/>
          </chart:axis>
          <chart:axis chart:dimension="y" chart:name="primary-y" chart:style-name="ch5">
            <chart:title svg:x="0.451cm" svg:y="5.501cm" chart:style-name="ch8">
              <text:p>Log Periodo</text:p>
            </chart:title>
            <chart:grid chart:style-name="ch7" chart:class="major"/>
          </chart:axis>
          <chart:series chart:style-name="ch9" chart:values-cell-range-address="Hoja1.F1:Hoja1.F9" chart:class="chart:scatter">
            <chart:domain table:cell-range-address="Hoja1.E1:Hoja1.E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E1:Hoja1.E9</svg:desc>
                </draw:g>
              </table:table-cell>
              <table:table-cell office:value-type="float" office:value="-0.180456064458131">
                <text:p>-0.180456064458131</text:p>
                <draw:g>
                  <svg:desc>Hoja1.F1:Hoja1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7609125905568">
                <text:p>1.17609125905568</text:p>
              </table:table-cell>
              <table:table-cell office:value-type="float" office:value="-0.0705810742857073">
                <text:p>-0.0705810742857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0102999566398">
                <text:p>1.30102999566398</text:p>
              </table:table-cell>
              <table:table-cell office:value-type="float" office:value="0.0128372247051722">
                <text:p>0.0128372247051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0.0644579892269184">
                <text:p>0.0644579892269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7712125471966">
                <text:p>1.47712125471966</text:p>
              </table:table-cell>
              <table:table-cell office:value-type="float" office:value="0.107209969647868">
                <text:p>0.1072099696478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4406804435028">
                <text:p>1.54406804435028</text:p>
              </table:table-cell>
              <table:table-cell office:value-type="float" office:value="0.123851640967086">
                <text:p>0.1238516409670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0205999132796">
                <text:p>1.60205999132796</text:p>
              </table:table-cell>
              <table:table-cell office:value-type="float" office:value="0.170261715394957">
                <text:p>0.1702617153949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5321251377534">
                <text:p>1.65321251377534</text:p>
              </table:table-cell>
              <table:table-cell office:value-type="float" office:value="0.173186268412274">
                <text:p>0.1731862684122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9897000433602">
                <text:p>1.69897000433602</text:p>
              </table:table-cell>
              <table:table-cell office:value-type="float" office:value="0.201397124320451">
                <text:p>0.2013971243204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